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3" style:parent-style-name="DefaultParagraphFont" style:family="text">
      <style:text-properties fo:font-size="20pt" style:font-size-asian="20pt" style:font-size-complex="20pt" style:language-complex="ar" style:country-complex="EG"/>
    </style:style>
    <style:style style:name="T4" style:parent-style-name="DefaultParagraphFont" style:family="text">
      <style:text-properties fo:font-size="20pt" style:font-size-asian="20pt" style:font-size-complex="20pt" style:language-complex="ar" style:country-complex="EG"/>
    </style:style>
    <style:style style:name="P5" style:parent-style-name="Normal" style:family="paragraph">
      <style:text-properties fo:font-size="14pt" style:font-size-asian="14pt" style:font-size-complex="14pt" style:language-complex="ar" style:country-complex="EG"/>
    </style:style>
    <style:style style:name="P6" style:parent-style-name="Normal" style:family="paragraph">
      <style:paragraph-properties fo:text-align="end">
        <style:tab-stops>
          <style:tab-stop style:type="left" style:position="5.7395in"/>
        </style:tab-stops>
      </style:paragraph-properties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language-complex="ar" style:country-complex="EG"/>
    </style:style>
    <style:style style:family="graphic" style:name="a0" style:parent-style-name="Graphics">
      <style:graphic-properties style:wrap="left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جدول معاملات ثبات الاختبار باستخدام معامل ألفا كرونباخ</text:p>
      <text:p text:style-name="P2"/>
      <text:p text:style-name="Normal"><text:span text:style-name="T3"><draw:frame draw:z-index="251659264" draw:id="id0" draw:style-name="a0" draw:name="Object 2" text:anchor-type="paragraph" svg:x="1.60417in" svg:y="0in" svg:width="3.29167in" svg:height="3.44792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4"><text:line-break/></text:span></text:p>
      <text:p text:style-name="P5"/>
      <text:p text:style-name="P6">يتضح من الجدول السابق أن قيمة معامل ألفا كرونباخ للاختبار الكلي بلغت<text:s/><text:span text:style-name="T7">٠٫٨٨</text:span>، وهي قيمة تدل على درجة ثبات مرتفعة جدًا ومقبولة للأغراض البحثية. كما أن معاملات ثبات الأبعاد الفرعية تراوحت بين<text:s/><text:span text:style-name="T8">٠٫٦٥</text:span><text:s/>و<text:s/><text:span text:style-name="T9">٠٫٨٥</text:span>، وهي قيم تشير إلى أن أبعاد الاختبار تتمتع بدرجة ثبات تتراوح بين المقبولة والعالية، مما يعزز الاطمئنان إلى دقة النتائج<text:span text:style-name="T1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prahim abd hussein</meta:initial-creator>
    <dc:creator>Eprahim abd hussein</dc:creator>
    <meta:creation-date>2025-12-09T15:11:00Z</meta:creation-date>
    <dc:date>2025-12-09T15:19:00Z</dc:date>
    <meta:template xlink:href="Normal" xlink:type="simple"/>
    <meta:editing-cycles>1</meta:editing-cycles>
    <meta:editing-duration>PT480S</meta:editing-duration>
    <meta:document-statistic meta:page-count="1" meta:paragraph-count="37" meta:word-count="68" meta:character-count="340" meta:row-count="34" meta:non-whitespace-character-count="309"/>
  </office:meta>
</office:document-meta>
</file>